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bined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ize(bytes)</text:p>
          </table:table-cell>
          <table:table-cell office:value-type="string" calcext:value-type="string">
            <text:p>lat_mpi_eth</text:p>
          </table:table-cell>
          <table:table-cell office:value-type="string" calcext:value-type="string">
            <text:p>lat_mpi_infini</text:p>
          </table:table-cell>
          <table:table-cell office:value-type="string" calcext:value-type="string">
            <text:p>lat_tcp_e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.762" calcext:value-type="float">
            <text:p>19.762</text:p>
          </table:table-cell>
          <table:table-cell office:value-type="float" office:value="5.131" calcext:value-type="float">
            <text:p>5.131</text:p>
          </table:table-cell>
          <table:table-cell office:value-type="float" office:value="370.651" calcext:value-type="float">
            <text:p>370.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.576" calcext:value-type="float">
            <text:p>17.576</text:p>
          </table:table-cell>
          <table:table-cell office:value-type="float" office:value="2.283" calcext:value-type="float">
            <text:p>2.283</text:p>
          </table:table-cell>
          <table:table-cell office:value-type="float" office:value="299.355" calcext:value-type="float">
            <text:p>299.3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118" calcext:value-type="float">
            <text:p>16.118</text:p>
          </table:table-cell>
          <table:table-cell office:value-type="float" office:value="2.078" calcext:value-type="float">
            <text:p>2.078</text:p>
          </table:table-cell>
          <table:table-cell office:value-type="float" office:value="238.492" calcext:value-type="float">
            <text:p>238.4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002" calcext:value-type="float">
            <text:p>16.002</text:p>
          </table:table-cell>
          <table:table-cell office:value-type="float" office:value="2.178" calcext:value-type="float">
            <text:p>2.178</text:p>
          </table:table-cell>
          <table:table-cell office:value-type="float" office:value="241.234" calcext:value-type="float">
            <text:p>241.2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.238" calcext:value-type="float">
            <text:p>16.238</text:p>
          </table:table-cell>
          <table:table-cell office:value-type="float" office:value="2.194" calcext:value-type="float">
            <text:p>2.194</text:p>
          </table:table-cell>
          <table:table-cell office:value-type="float" office:value="244.724" calcext:value-type="float">
            <text:p>244.7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155" calcext:value-type="float">
            <text:p>17.155</text:p>
          </table:table-cell>
          <table:table-cell office:value-type="float" office:value="2.384" calcext:value-type="float">
            <text:p>2.384</text:p>
          </table:table-cell>
          <table:table-cell office:value-type="float" office:value="255.759" calcext:value-type="float">
            <text:p>255.7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.722" calcext:value-type="float">
            <text:p>17.722</text:p>
          </table:table-cell>
          <table:table-cell office:value-type="float" office:value="2.917" calcext:value-type="float">
            <text:p>2.917</text:p>
          </table:table-cell>
          <table:table-cell office:value-type="float" office:value="230.099" calcext:value-type="float">
            <text:p>230.0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.867" calcext:value-type="float">
            <text:p>17.867</text:p>
          </table:table-cell>
          <table:table-cell office:value-type="float" office:value="3.275" calcext:value-type="float">
            <text:p>3.275</text:p>
          </table:table-cell>
          <table:table-cell office:value-type="float" office:value="236.657" calcext:value-type="float">
            <text:p>236.6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.696" calcext:value-type="float">
            <text:p>17.696</text:p>
          </table:table-cell>
          <table:table-cell office:value-type="float" office:value="3.516" calcext:value-type="float">
            <text:p>3.516</text:p>
          </table:table-cell>
          <table:table-cell office:value-type="float" office:value="251.532" calcext:value-type="float">
            <text:p>251.53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.225" calcext:value-type="float">
            <text:p>18.225</text:p>
          </table:table-cell>
          <table:table-cell office:value-type="float" office:value="4.038" calcext:value-type="float">
            <text:p>4.038</text:p>
          </table:table-cell>
          <table:table-cell office:value-type="float" office:value="229.884" calcext:value-type="float">
            <text:p>229.88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3.552" calcext:value-type="float">
            <text:p>23.552</text:p>
          </table:table-cell>
          <table:table-cell office:value-type="float" office:value="5.02" calcext:value-type="float">
            <text:p>5.02</text:p>
          </table:table-cell>
          <table:table-cell office:value-type="float" office:value="245.748" calcext:value-type="float">
            <text:p>245.74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6.892" calcext:value-type="float">
            <text:p>26.892</text:p>
          </table:table-cell>
          <table:table-cell office:value-type="float" office:value="6.134" calcext:value-type="float">
            <text:p>6.134</text:p>
          </table:table-cell>
          <table:table-cell office:value-type="float" office:value="265.576" calcext:value-type="float">
            <text:p>265.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1.987" calcext:value-type="float">
            <text:p>31.987</text:p>
          </table:table-cell>
          <table:table-cell office:value-type="float" office:value="9.452" calcext:value-type="float">
            <text:p>9.452</text:p>
          </table:table-cell>
          <table:table-cell office:value-type="float" office:value="285.228" calcext:value-type="float">
            <text:p>285.22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5.79" calcext:value-type="float">
            <text:p>45.79</text:p>
          </table:table-cell>
          <table:table-cell office:value-type="float" office:value="17.145" calcext:value-type="float">
            <text:p>17.145</text:p>
          </table:table-cell>
          <table:table-cell office:value-type="float" office:value="296.532" calcext:value-type="float">
            <text:p>296.5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3.084" calcext:value-type="float">
            <text:p>63.084</text:p>
          </table:table-cell>
          <table:table-cell office:value-type="float" office:value="27.179" calcext:value-type="float">
            <text:p>27.179</text:p>
          </table:table-cell>
          <table:table-cell office:value-type="float" office:value="333.952" calcext:value-type="float">
            <text:p>333.95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4.292" calcext:value-type="float">
            <text:p>514.292</text:p>
          </table:table-cell>
          <table:table-cell office:value-type="float" office:value="46.181" calcext:value-type="float">
            <text:p>46.181</text:p>
          </table:table-cell>
          <table:table-cell office:value-type="float" office:value="327.176" calcext:value-type="float">
            <text:p>327.176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66.84pt" svg:y="2.83pt">
            <loext:p draw:notify-on-update-of-ranges="combined.A1:combined.A1 combined.A2:combined.A17 combined.B1:combined.B1 combined.B2:combined.B17 combined.C1:combined.C1 combined.C2:combined.C17 combined.D1:combined.D1 combined.D2:combined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23:25:27.595661613</dc:date>
    <meta:editing-duration>PT2M30S</meta:editing-duration>
    <meta:editing-cycles>4</meta:editing-cycles>
    <meta:generator>LibreOffice/5.4.1.2$Linux_X86_64 LibreOffice_project/40m0$Build-2</meta:generator>
    <meta:document-statistic meta:table-count="2" meta:cell-count="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45cm" svg:y="3.782cm" style:legend-expansion="high" chart:style-name="ch2"/>
        <chart:plot-area chart:style-name="ch3" table:cell-range-address="combined.A1:combined.D17" chart:data-source-has-labels="both" svg:x="0.32cm" svg:y="0.18cm" svg:width="12.005cm" svg:height="8.64cm">
          <chartooo:coordinate-region svg:x="1.127cm" svg:y="0.18cm" svg:width="11.076cm" svg:height="7.318cm"/>
          <chart:axis chart:dimension="x" chart:name="primary-x" chart:style-name="ch4" chartooo:axis-type="auto">
            <chartooo:date-scale/>
            <chart:categories table:cell-range-address="combined.A2:combined.A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mbined.B2:combined.B17" chart:label-cell-address="combined.B1:combined.B1" chart:class="chart:line">
            <chart:data-point chart:repeated="16"/>
          </chart:series>
          <chart:series chart:style-name="ch7" chart:values-cell-range-address="combined.C2:combined.C17" chart:label-cell-address="combined.C1:combined.C1" chart:class="chart:line">
            <chart:data-point chart:repeated="16"/>
          </chart:series>
          <chart:series chart:style-name="ch8" chart:values-cell-range-address="combined.D2:combined.D17" chart:label-cell-address="combined.D1:combined.D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_mpi_eth</text:p>
                <draw:g>
                  <svg:desc>combined.B1:combined.B1</svg:desc>
                </draw:g>
              </table:table-cell>
              <table:table-cell office:value-type="string">
                <text:p>lat_mpi_infini</text:p>
                <draw:g>
                  <svg:desc>combined.C1:combined.C1</svg:desc>
                </draw:g>
              </table:table-cell>
              <table:table-cell office:value-type="string">
                <text:p>lat_tcp_eth</text:p>
                <draw:g>
                  <svg:desc>combined.D1:combined.D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combined.A2:combined.A17</svg:desc>
                </draw:g>
              </table:table-cell>
              <table:table-cell office:value-type="float" office:value="19.762">
                <text:p>19.762</text:p>
                <draw:g>
                  <svg:desc>combined.B2:combined.B17</svg:desc>
                </draw:g>
              </table:table-cell>
              <table:table-cell office:value-type="float" office:value="5.131">
                <text:p>5.131</text:p>
                <draw:g>
                  <svg:desc>combined.C2:combined.C17</svg:desc>
                </draw:g>
              </table:table-cell>
              <table:table-cell office:value-type="float" office:value="370.651">
                <text:p>370.651</text:p>
                <draw:g>
                  <svg:desc>combined.D2:combined.D1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576">
                <text:p>17.576</text:p>
              </table:table-cell>
              <table:table-cell office:value-type="float" office:value="2.283">
                <text:p>2.283</text:p>
              </table:table-cell>
              <table:table-cell office:value-type="float" office:value="299.355">
                <text:p>299.3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.118">
                <text:p>16.118</text:p>
              </table:table-cell>
              <table:table-cell office:value-type="float" office:value="2.078">
                <text:p>2.078</text:p>
              </table:table-cell>
              <table:table-cell office:value-type="float" office:value="238.492">
                <text:p>238.4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.002">
                <text:p>16.002</text:p>
              </table:table-cell>
              <table:table-cell office:value-type="float" office:value="2.178">
                <text:p>2.178</text:p>
              </table:table-cell>
              <table:table-cell office:value-type="float" office:value="241.234">
                <text:p>241.2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.238">
                <text:p>16.238</text:p>
              </table:table-cell>
              <table:table-cell office:value-type="float" office:value="2.194">
                <text:p>2.194</text:p>
              </table:table-cell>
              <table:table-cell office:value-type="float" office:value="244.724">
                <text:p>244.7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155">
                <text:p>17.155</text:p>
              </table:table-cell>
              <table:table-cell office:value-type="float" office:value="2.384">
                <text:p>2.384</text:p>
              </table:table-cell>
              <table:table-cell office:value-type="float" office:value="255.759">
                <text:p>255.7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7.722">
                <text:p>17.722</text:p>
              </table:table-cell>
              <table:table-cell office:value-type="float" office:value="2.917">
                <text:p>2.917</text:p>
              </table:table-cell>
              <table:table-cell office:value-type="float" office:value="230.099">
                <text:p>230.09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7.867">
                <text:p>17.867</text:p>
              </table:table-cell>
              <table:table-cell office:value-type="float" office:value="3.275">
                <text:p>3.275</text:p>
              </table:table-cell>
              <table:table-cell office:value-type="float" office:value="236.657">
                <text:p>236.65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7.696">
                <text:p>17.696</text:p>
              </table:table-cell>
              <table:table-cell office:value-type="float" office:value="3.516">
                <text:p>3.516</text:p>
              </table:table-cell>
              <table:table-cell office:value-type="float" office:value="251.532">
                <text:p>251.53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.225">
                <text:p>18.225</text:p>
              </table:table-cell>
              <table:table-cell office:value-type="float" office:value="4.038">
                <text:p>4.038</text:p>
              </table:table-cell>
              <table:table-cell office:value-type="float" office:value="229.884">
                <text:p>229.88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3.552">
                <text:p>23.552</text:p>
              </table:table-cell>
              <table:table-cell office:value-type="float" office:value="5.02">
                <text:p>5.02</text:p>
              </table:table-cell>
              <table:table-cell office:value-type="float" office:value="245.748">
                <text:p>245.7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.892">
                <text:p>26.892</text:p>
              </table:table-cell>
              <table:table-cell office:value-type="float" office:value="6.134">
                <text:p>6.134</text:p>
              </table:table-cell>
              <table:table-cell office:value-type="float" office:value="265.576">
                <text:p>265.57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1.987">
                <text:p>31.987</text:p>
              </table:table-cell>
              <table:table-cell office:value-type="float" office:value="9.452">
                <text:p>9.452</text:p>
              </table:table-cell>
              <table:table-cell office:value-type="float" office:value="285.228">
                <text:p>285.22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5.79">
                <text:p>45.79</text:p>
              </table:table-cell>
              <table:table-cell office:value-type="float" office:value="17.145">
                <text:p>17.145</text:p>
              </table:table-cell>
              <table:table-cell office:value-type="float" office:value="296.532">
                <text:p>296.53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63.084">
                <text:p>63.084</text:p>
              </table:table-cell>
              <table:table-cell office:value-type="float" office:value="27.179">
                <text:p>27.179</text:p>
              </table:table-cell>
              <table:table-cell office:value-type="float" office:value="333.952">
                <text:p>333.952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14.292">
                <text:p>514.292</text:p>
              </table:table-cell>
              <table:table-cell office:value-type="float" office:value="46.181">
                <text:p>46.181</text:p>
              </table:table-cell>
              <table:table-cell office:value-type="float" office:value="327.176">
                <text:p>327.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